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29f5be" officeooo:paragraph-rsid="0029f5be" style:font-size-asian="14pt" style:font-size-complex="14pt"/>
    </style:style>
    <style:style style:name="P4" style:family="paragraph" style:parent-style-name="Standard">
      <style:text-properties fo:font-size="14pt" officeooo:paragraph-rsid="0029f6d8" style:font-size-asian="14pt" style:font-size-complex="14pt"/>
    </style:style>
    <style:style style:name="P5" style:family="paragraph" style:parent-style-name="Standard">
      <style:text-properties fo:font-size="14pt" officeooo:rsid="002b013e" officeooo:paragraph-rsid="002b013e" style:font-size-asian="14pt" style:font-size-complex="14pt"/>
    </style:style>
    <style:style style:name="P6" style:family="paragraph" style:parent-style-name="Standard">
      <style:text-properties fo:font-size="14pt" officeooo:rsid="002b1688" officeooo:paragraph-rsid="002b1688" style:font-size-asian="14pt" style:font-size-complex="14pt"/>
    </style:style>
    <style:style style:name="P7" style:family="paragraph" style:parent-style-name="Standard">
      <style:text-properties fo:font-size="14pt" officeooo:paragraph-rsid="002b88ef" style:font-size-asian="14pt" style:font-size-complex="14pt"/>
    </style:style>
    <style:style style:name="P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32pt" fo:font-weight="bold" officeooo:rsid="0029f6d8" officeooo:paragraph-rsid="0029f6d8" style:font-size-asian="32pt" style:font-weight-asian="bold" style:font-size-complex="32pt" style:font-weight-complex="bold"/>
    </style:style>
    <style:style style:name="P10" style:family="paragraph" style:parent-style-name="Standard">
      <style:paragraph-properties fo:text-align="center" style:justify-single-word="false"/>
      <style:text-properties fo:font-size="32pt" style:font-size-asian="32pt" style:font-size-complex="32pt"/>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paragraph-rsid="0029f6d8"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paragraph-rsid="002b88ef" style:font-size-asian="20pt" style:font-weight-asian="bold" style:font-size-complex="20pt" style:font-weight-complex="bold"/>
    </style:style>
    <style:style style:name="P14" style:family="paragraph" style:parent-style-name="Standard">
      <style:text-properties style:text-position="0% 100%" fo:font-size="14pt" officeooo:rsid="002b1688" officeooo:paragraph-rsid="002b1688" style:font-size-asian="14pt" style:font-size-complex="14pt"/>
    </style:style>
    <style:style style:name="P15" style:family="paragraph" style:parent-style-name="Standard">
      <style:text-properties style:text-position="0% 100%" fo:font-size="14pt" officeooo:rsid="002b88ef" officeooo:paragraph-rsid="002b88ef" style:font-size-asian="14pt" style:font-size-complex="14pt"/>
    </style:style>
    <style:style style:name="P16" style:family="paragraph" style:parent-style-name="Standard">
      <style:text-properties style:text-position="0% 100%" fo:font-size="14pt" fo:font-style="normal" style:text-underline-style="none" fo:font-weight="normal" officeooo:rsid="0029f6d8" officeooo:paragraph-rsid="0029f6d8" style:font-size-asian="14pt" style:font-style-asian="normal" style:font-weight-asian="normal" style:font-size-complex="14pt" style:font-style-complex="normal" style:font-weight-complex="normal"/>
    </style:style>
    <style:style style:name="P17" style:family="paragraph" style:parent-style-name="Standard">
      <style:text-properties style:text-position="0% 100%" fo:font-size="14pt" fo:font-style="normal" style:text-underline-style="none" fo:font-weight="normal" officeooo:rsid="002ccfb3" officeooo:paragraph-rsid="002ccfb3" style:font-size-asian="14pt" style:font-style-asian="normal" style:font-weight-asian="normal" style:font-size-complex="14pt" style:font-style-complex="normal" style:font-weight-complex="normal"/>
    </style:style>
    <style:style style:name="P18" style:family="paragraph" style:parent-style-name="Standard">
      <style:text-properties style:text-position="0% 100%" fo:font-size="14pt" officeooo:rsid="002b88ef" officeooo:paragraph-rsid="002b88ef" style:font-size-asian="14pt" style:font-size-complex="14pt"/>
    </style:style>
    <style:style style:name="P19" style:family="paragraph" style:parent-style-name="Standard">
      <style:text-properties style:text-position="0% 100%" fo:font-size="14pt" officeooo:rsid="002b88ef" officeooo:paragraph-rsid="002ccfb3" style:font-size-asian="14pt" style:font-size-complex="14pt"/>
    </style:style>
    <style:style style:name="P20" style:family="paragraph" style:parent-style-name="Standard">
      <style:text-properties style:text-position="0% 100%" fo:font-size="14pt" officeooo:rsid="002dc224" officeooo:paragraph-rsid="002dc224" style:font-size-asian="14pt" style:font-size-complex="14pt"/>
    </style:style>
    <style:style style:name="P21" style:family="paragraph" style:parent-style-name="Standard">
      <style:text-properties style:text-position="0% 100%" fo:font-size="14pt" officeooo:rsid="002dc224" officeooo:paragraph-rsid="002ecb48" style:font-size-asian="14pt" style:font-size-complex="14pt"/>
    </style:style>
    <style:style style:name="P22" style:family="paragraph" style:parent-style-name="Standard">
      <style:text-properties style:text-position="0% 100%" fo:font-size="14pt" officeooo:rsid="002ecb48" officeooo:paragraph-rsid="002ecb48" style:font-size-asian="14pt" style:font-size-complex="14pt"/>
    </style:style>
    <style:style style:name="P23" style:family="paragraph" style:parent-style-name="Standard">
      <style:paragraph-properties fo:text-align="center" style:justify-single-word="false"/>
      <style:text-properties fo:font-size="20pt" fo:font-weight="bold" officeooo:paragraph-rsid="002ccfb3"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2ecb48" style:font-size-asian="20pt" style:font-weight-asian="bold" style:font-size-complex="20pt" style:font-weight-complex="bold"/>
    </style:style>
    <style:style style:name="P25" style:family="paragraph" style:parent-style-name="Standard">
      <style:text-properties fo:font-size="14pt" officeooo:paragraph-rsid="002ccfb3" style:font-size-asian="14pt" style:font-size-complex="14pt"/>
    </style:style>
    <style:style style:name="P26" style:family="paragraph" style:parent-style-name="Standard">
      <style:text-properties fo:font-size="14pt" officeooo:paragraph-rsid="002ecb48" style:font-size-asian="14pt" style:font-size-complex="14pt"/>
    </style:style>
    <style:style style:name="T1" style:family="text">
      <style:text-properties style:text-position="0% 100%"/>
    </style:style>
    <style:style style:name="T2" style:family="text">
      <style:text-properties style:text-position="0% 100%" fo:font-style="normal" style:text-underline-style="none" fo:font-weight="normal" officeooo:rsid="0029f6d8" style:font-style-asian="normal" style:font-weight-asian="normal" style:font-style-complex="normal" style:font-weight-complex="normal"/>
    </style:style>
    <style:style style:name="T3" style:family="text">
      <style:text-properties style:text-position="super 58%"/>
    </style:style>
    <style:style style:name="T4" style:family="text">
      <style:text-properties style:text-position="super 58%" officeooo:rsid="002ccfb3"/>
    </style:style>
    <style:style style:name="T5" style:family="text">
      <style:text-properties style:text-position="super 58%" officeooo:rsid="002ecb48"/>
    </style:style>
    <style:style style:name="T6" style:family="text">
      <style:text-properties style:text-position="super 58%" fo:font-style="normal" style:font-style-asian="normal" style:font-style-complex="normal"/>
    </style:style>
    <style:style style:name="T7" style:family="text">
      <style:text-properties officeooo:rsid="0024a07a"/>
    </style:style>
    <style:style style:name="T8" style:family="text">
      <style:text-properties officeooo:rsid="002892d6"/>
    </style:style>
    <style:style style:name="T9" style:family="text">
      <style:text-properties officeooo:rsid="0029f5be"/>
    </style:style>
    <style:style style:name="T10" style:family="text">
      <style:text-properties officeooo:rsid="0029f6d8"/>
    </style:style>
    <style:style style:name="T11" style:family="text">
      <style:text-properties officeooo:rsid="002b88ef"/>
    </style:style>
    <style:style style:name="T12" style:family="text">
      <style:text-properties style:text-position="sub 58%"/>
    </style:style>
    <style:style style:name="T13" style:family="text">
      <style:text-properties officeooo:rsid="002ccfb3"/>
    </style:style>
    <style:style style:name="T14" style:family="text">
      <style:text-properties style:font-name="Liberation Serif1"/>
    </style:style>
    <style:style style:name="T15" style:family="text">
      <style:text-properties officeooo:rsid="002ecb48"/>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ee03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ataxe-64</text:p>
      <text:p text:style-name="P9">Working with Polynomials</text:p>
      <text:p text:style-name="P10">Richard Parker <text:span text:style-name="T8">10</text:span>.<text:span text:style-name="T9">10</text:span>.201<text:span text:style-name="T7">5</text:span></text:p>
      <text:p text:style-name="P1"/>
      <text:p text:style-name="P11">Section 1 – Introduction</text:p>
      <text:p text:style-name="P2"/>
      <text:p text:style-name="P3">When working with large matrices, in some circumstances (e.g. matrix group recognition, Holt-Rees finding of non-singular elements in the group algebra) it is necessary to find the characteristic polynomial of a group element, and then to perform various operations on that polynomial (e.g. factorize it, find its roots in the ground field). <text:s/>Since the methods of meataxe64 look likely to be able to find the characteristic polynomial when the degree is of the order of millions, attention naturally turns to question whether the operations on the polynomial can also be applied at this sort of scale.</text:p>
      <text:p text:style-name="P3"/>
      <text:p text:style-name="P3">Of course, the natural (convolution) multiplication, and reduction modulo another polynomial, are both quadratic in the degree.<text:span text:style-name="T2"> <text:s/>Provided that the prime is not too large, we can therefore reasonably expect to be able to perform these operations in a time commensurate with matrix multiplication, and it seems fairly clear the that answer is going to be . . . yes, we can work with polynomials at this scale.</text:span></text:p>
      <text:p text:style-name="P3"/>
      <text:p text:style-name="P16">Furthermore, the methods of Karatsuba, let alone FFT, seem clearly able to reduce the time of multiplication below quadratic, so the first topic to consider is the reduction problem. <text:s/>The basic first problem is that we are given a fixed polynomial P(x) and we are going to need to do some millions of operations of the form, given A(x) and B(x), compute first C(x) = A(x).B(x), and then compute C(x) (mod P(x)). <text:s/>Polynomial long-divison is quadratic, and if necessary will have to do, but we seek something better.</text:p>
      <text:p text:style-name="P16"/>
      <text:p text:style-name="P17">That leaves the problem of GCD outstanding, and it seems fairly clear that, properly implemented, the multiplication and reductions will be sub-quadratic. <text:s/>The GCD, however, looks a bit more intractable. <text:s/>The multiplications and reductions involved in polynomial factorization involve a factor of log(q) where q is the order of the field. <text:s/>More specifically the repeated raising of a polynomial to the power of q requires an addition chain for q, and it is the length of this addition chain that matters.</text:p>
      <text:p text:style-name="P16"/>
      <text:p text:style-name="P12">Section <text:span text:style-name="T10">2</text:span> – <text:span text:style-name="T10">Barrett.</text:span></text:p>
      <text:p text:style-name="P4"/>
      <text:p text:style-name="P5">Given a polynomial C(x) of degree about 2d, we wish, therefore, to find a rapid way to compute C(x) mod P(x), where P(x) has degree d. <text:s/>Barrett suggests we first pre-compute E(x) = x<text:span text:style-name="T3">2d</text:span><text:span text:style-name="T1"> / P(x) so that E(x).P(x) is x</text:span><text:span text:style-name="T3">2d</text:span><text:span text:style-name="T1"> + terms of degree less than d. <text:s/>This only needs to be done once.</text:span></text:p>
      <text:p text:style-name="P5"><text:soft-page-break/><text:span text:style-name="T1">We then write C(x) = A(x).x</text:span><text:span text:style-name="T3">d</text:span><text:span text:style-name="T1"> + B(x) and compute A(x).E(x), which we write as S(x).x</text:span><text:span text:style-name="T3">d</text:span><text:span text:style-name="T1"> + T(x) where we discard T(x).</text:span></text:p>
      <text:p text:style-name="P6"><text:span text:style-name="T1">S(x).P(x).x</text:span><text:span text:style-name="T3">d</text:span><text:span text:style-name="T1"> is therefore A(x).E(x)</text:span></text:p>
      <text:p text:style-name="P6"/>
      <text:p text:style-name="P6"><text:span text:style-name="T1">x</text:span><text:span text:style-name="T3">2d</text:span><text:span text:style-name="T1"> = E(x).P(x) + J</text:span></text:p>
      <text:p text:style-name="P6"><text:span text:style-name="T1">C(x)=A(x).x</text:span><text:span text:style-name="T3">d</text:span><text:span text:style-name="T1"> + J</text:span></text:p>
      <text:p text:style-name="P6"><text:span text:style-name="T1">A(x).E(x) = S(x).x</text:span><text:span text:style-name="T3">d</text:span><text:span text:style-name="T1"> + J</text:span></text:p>
      <text:p text:style-name="P6"/>
      <text:p text:style-name="P6"><text:span text:style-name="T1">S(x).P(x).x</text:span><text:span text:style-name="T3">d</text:span><text:span text:style-name="T1"> = P(x)[A(x).E(x)+J] = P(x).J + A(x).E(x).P(x) = P(x).J + A(x)[x</text:span><text:span text:style-name="T3">2d</text:span><text:span text:style-name="T1">+J'] and so S(x).P(x) agrees with C(x) in the top half of its coordinates. <text:s/></text:span></text:p>
      <text:p text:style-name="P6"/>
      <text:p text:style-name="P14">Hence with two multiplications - A(x).E(x) and S(x).P(x) we get a multiple of P(x) that we can subtract to remove all top coordinates. </text:p>
      <text:p text:style-name="P14"/>
      <text:p text:style-name="P13">Section <text:span text:style-name="T11">3</text:span> – <text:span text:style-name="T15">FFT Polynomial Multiplication</text:span></text:p>
      <text:p text:style-name="P7"/>
      <text:p text:style-name="P15">Hence we see that all the main work with polynomials comes down to polynomial multiplication. <text:s/>Karatsuba already gives us a head start over matrix multiplication, but let's look at FFT.</text:p>
      <text:p text:style-name="P15"/>
      <text:p text:style-name="P15">To multiply A(x) by B(x), the idea is to proceed in three steps.</text:p>
      <text:p text:style-name="P15"/>
      <text:p text:style-name="P15">1. <text:s/>To convert A(x) and B(x) from "coefficient" form into "values" form. <text:s/>To choose a set of values x<text:span text:style-name="T12">1</text:span>, x<text:span text:style-name="T12">2</text:span> . . . and compute A(x<text:span text:style-name="T12">i</text:span>) and B(x<text:span text:style-name="T12">i</text:span>). <text:s/>The set of values must be approximately 2.d in cardianality.</text:p>
      <text:p text:style-name="P15"/>
      <text:p text:style-name="P15">2. <text:s/>To point-multiply . . . C(x<text:span text:style-name="T12">i</text:span>) = A(x<text:span text:style-name="T12">i</text:span>).B(x<text:span text:style-name="T12">i</text:span>)</text:p>
      <text:p text:style-name="P15"/>
      <text:p text:style-name="P15">3. <text:s/>To use interpolation to compute the coefficient form again. <text:s/>Apparently (haven't got my head round this yet) this is similar to step 1, so I'll concentrate on that.</text:p>
      <text:p text:style-name="P15"/>
      <text:p text:style-name="P15">Our objective is therefore to choose a set X = {x<text:span text:style-name="T12">1</text:span>, x<text:span text:style-name="T12">2</text:span>, . . . } of values such that it is easy (i.e. fast) to compute A(x<text:span text:style-name="T12">i</text:span>) for all the values in X. <text:s/>Of course we could use Horner's method, but we want something faster.</text:p>
      <text:p text:style-name="P15"/>
      <text:p text:style-name="P15">FFT starts by taking alternate terms into two polynomials <text:s/>by defining . . .</text:p>
      <text:p text:style-name="P15">A(x) = A<text:span text:style-name="T12">0</text:span>(x<text:span text:style-name="T3">2</text:span>) + x.A<text:span text:style-name="T12">1</text:span>(x<text:span text:style-name="T3">2</text:span>).</text:p>
      <text:p text:style-name="P15"/>
      <text:p text:style-name="P23">Section <text:span text:style-name="T13">4</text:span> – <text:span text:style-name="T13">Characteristic 2.</text:span></text:p>
      <text:p text:style-name="P25"/>
      <text:p text:style-name="P19"><text:span text:style-name="T13">From "Westmere" onwards, the introduction of the new "carry-less" multiplication instruction provides a new approach to polynomial multiplication in characteristic 2, since it multiplies two 64-bit polynomials to give a 128-bit result in a single instruction. <text:s/>Before Haswell, this instruction executes fairly slowly (about D = 7 clock-cycles) but even then is fast enough. <text:s/>Haswell does it in D = two clocks (P0 P0 P5).</text:span></text:p>
      <text:p text:style-name="P19"><text:soft-page-break/></text:p>
      <text:p text:style-name="P19"><text:span text:style-name="T13">As a first approximation it seems likely that, even in Haswell, the administration can mainly fit into the gaps, so we may reasonably hope that polynomials of 64*2</text:span><text:span text:style-name="T4">n</text:span><text:span text:style-name="T13"> bits can be multiplied (by Karatsuba) in D.3</text:span><text:span text:style-name="T4">n</text:span><text:span text:style-name="T13"> clocks. <text:s/>For 2</text:span><text:span text:style-name="T4">20</text:span><text:span text:style-name="T13"> = 1,048,576 this is D.6.10</text:span><text:span text:style-name="T4">6</text:span><text:span text:style-name="T13"> clocks, or at worst about 20 mSec.</text:span></text:p>
      <text:p text:style-name="P19"/>
      <text:p text:style-name="P23">Section <text:span text:style-name="T13">5</text:span> – <text:span text:style-name="T13">GCD.</text:span></text:p>
      <text:p text:style-name="P25"/>
      <text:p text:style-name="P20">Another issue we have to face is the computation of the GCD, and here the half-GCD algorithm of Sch<text:span text:style-name="T14">ö</text:span>nhage looks like it will be needed.</text:p>
      <text:p text:style-name="P20"/>
      <text:p text:style-name="P24">Section <text:span text:style-name="T15">6</text:span> – <text:span text:style-name="T15">Karatsuba polynomial multiplication.</text:span></text:p>
      <text:p text:style-name="P26"/>
      <text:p text:style-name="P21"><text:span text:style-name="T15">I am so-far not clear whether FFT is a practical solution to the problems that meataxe64 are likely to throw up. <text:s/>Karatsuba certainly is practical, so let's have a closer look.</text:span></text:p>
      <text:p text:style-name="P21"/>
      <text:p text:style-name="P21"><text:span text:style-name="T15">The idea is that (a.x</text:span><text:span text:style-name="T5">e</text:span><text:span text:style-name="T15"> + b) . (c.x</text:span><text:span text:style-name="T5">e</text:span><text:span text:style-name="T15"> + d) is computed as three half-size multiplications, namey a.c, b.d and (a+b).(c+d). <text:s/>Just as with Strassen, there come a size at which the administration, and the extra additions, mean that it is faster to use other means.</text:span></text:p>
      <text:p text:style-name="P21"/>
      <text:p text:style-name="P22">Looking more closely at this, let us suppose that e is the <text:span text:style-name="T16">last</text:span><text:span text:style-name="T17"> stage at which we use Karatsuba, and we compare it with the naive method. <text:s/>The naive method would use 4e</text:span><text:span text:style-name="T6">2</text:span><text:span text:style-name="T17"> multiplications and 4e</text:span><text:span text:style-name="T6">2</text:span><text:span text:style-name="T17">-2e+1 additions to compute the product. <text:s/>Karatsuba needs 3e additions, plus three multiplications at half the size so 3e</text:span><text:span text:style-name="T6">2</text:span><text:span text:style-name="T17"> multiplications and also 3e</text:span><text:span text:style-name="T6">2</text:span><text:span text:style-name="T17">-e+1 additions. <text:s text:c="2"/>In table form</text:span></text:p>
      <text:p text:style-name="P22"/>
      <text:p text:style-name="P22"><text:span text:style-name="T17"><text:tab/><text:tab/><text:tab/>Naive<text:tab/><text:tab/>Karatsuba</text:span></text:p>
      <text:p text:style-name="P22"><text:span text:style-name="T17">Multiplications<text:tab/> <text:s text:c="2"/>4e</text:span><text:span text:style-name="T6">2</text:span><text:span text:style-name="T17"><text:tab/><text:tab/> <text:s text:c="3"/>3e</text:span><text:span text:style-name="T6">2</text:span></text:p>
      <text:p text:style-name="P22"><text:span text:style-name="T17">Additions<text:tab/><text:tab/>4e</text:span><text:span text:style-name="T6">2</text:span><text:span text:style-name="T17">-2e+1<text:tab/>3e</text:span><text:span text:style-name="T6">2</text:span><text:span text:style-name="T17">+2e+1</text:span></text:p>
      <text:p text:style-name="P22"/>
      <text:p text:style-name="P22"><text:span text:style-name="T17">Hence we save e</text:span><text:span text:style-name="T6">2</text:span><text:span text:style-name="T17"> multiplications and e</text:span><text:span text:style-name="T6">2</text:span><text:span text:style-name="T17"> - 4e additions</text:span><text:span text:style-name="T18">, and with this naive analysis we find the cutoff is at very small values of e, perhaps even 2 or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5-10-11T04:56:10.186469116</dc:date>
    <meta:editing-duration>PT23H36M54S</meta:editing-duration>
    <meta:editing-cycles>145</meta:editing-cycles>
    <meta:generator>LibreOffice/4.2.8.2$Linux_X86_64 LibreOffice_project/420m0$Build-2</meta:generator>
    <meta:printed-by>User </meta:printed-by>
    <meta:print-date>2012-08-06T12:45:35</meta:print-date>
    <meta:document-statistic meta:table-count="0" meta:image-count="0" meta:object-count="0" meta:page-count="3" meta:paragraph-count="39" meta:word-count="1008" meta:character-count="5913" meta:non-whitespace-character-count="4895"/>
  </office:meta>
</office:document-meta>
</file>